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style:font-name="Calibri" officeooo:rsid="0010630c" officeooo:paragraph-rsid="0010630c"/>
    </style:style>
    <style:style style:name="P2" style:family="paragraph" style:parent-style-name="Frame_20_contents">
      <style:text-properties style:font-name="Calibri" officeooo:rsid="0011a934" officeooo:paragraph-rsid="0011a934"/>
    </style:style>
    <style:style style:name="P3" style:family="paragraph" style:parent-style-name="Frame_20_contents">
      <style:text-properties style:font-name="Calibri" officeooo:rsid="0011c458" officeooo:paragraph-rsid="0011c458"/>
    </style:style>
    <style:style style:name="P4" style:family="paragraph" style:parent-style-name="Frame_20_contents">
      <style:text-properties officeooo:paragraph-rsid="0010630c"/>
    </style:style>
    <style:style style:name="P5" style:family="paragraph" style:parent-style-name="Frame_20_contents">
      <style:text-properties officeooo:paragraph-rsid="0011a934"/>
    </style:style>
    <style:style style:name="P6" style:family="paragraph" style:parent-style-name="Frame_20_contents">
      <style:text-properties officeooo:paragraph-rsid="00136488"/>
    </style:style>
    <style:style style:name="P7" style:family="paragraph" style:parent-style-name="Frame_20_contents">
      <style:text-properties officeooo:paragraph-rsid="0011c458"/>
    </style:style>
    <style:style style:name="P8" style:family="paragraph">
      <style:paragraph-properties fo:text-align="center"/>
    </style:style>
    <style:style style:name="T1" style:family="text">
      <style:text-properties officeooo:rsid="0010e2bd"/>
    </style:style>
    <style:style style:name="T2" style:family="text">
      <style:text-properties style:font-name="Calibri" officeooo:rsid="0010630c"/>
    </style:style>
    <style:style style:name="T3" style:family="text">
      <style:text-properties style:font-name="Calibri" officeooo:rsid="0011a934"/>
    </style:style>
    <style:style style:name="T4" style:family="text">
      <style:text-properties style:font-name="Calibri" officeooo:rsid="00136488"/>
    </style:style>
    <style:style style:name="T5" style:family="text">
      <style:text-properties style:font-name="Calibri" officeooo:rsid="0011c458"/>
    </style:style>
    <style:style style:name="T6" style:family="text">
      <style:text-properties officeooo:rsid="00136488"/>
    </style:style>
    <style:style style:name="gr1" style:family="graphic" style:parent-style-name="Frame">
      <style:graphic-properties draw:textarea-horizontal-align="justify" draw:textarea-vertical-align="middle" draw:auto-grow-height="false" fo:min-height="3cm" fo:min-width="6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635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635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1" draw:style-name="gr1" svg:width="6.501cm" svg:height="3.001cm" svg:x="4.572cm" svg:y="0.079cm"><text:p text:style-name="P1">Herzlich Willkommen zum</text:p><text:p text:style-name="P1">Quiz für Erstis der HFU! Starte</text:p><text:p text:style-name="P4"><text:span text:style-name="T2">das Quiz und teste dein Wissen!</text:span></text:p><draw:enhanced-geometry svg:viewBox="0 0 21600 21600" draw:type="rectangle" draw:enhanced-path="M 0 0 L 21600 0 21600 21600 0 21600 0 0 Z N"/></draw:custom-shape><draw:custom-shape text:anchor-type="paragraph" draw:z-index="20" draw:name="Form1" draw:style-name="gr1" svg:width="6.501cm" svg:height="3.001cm" svg:x="4.572cm" svg:y="4.293cm"><text:p text:style-name="P1">Frage 1</text:p><text:p text:style-name="P1">Was hat Furtwangen nicht?</text:p><text:p text:style-name="P1">- Mobiles Internet, einen Bahnhof,</text:p><text:p text:style-name="P4"><text:span text:style-name="T2">Supermärkte, Schnee im WInter</text:span></text:p><draw:enhanced-geometry svg:viewBox="0 0 21600 21600" draw:type="rectangle" draw:enhanced-path="M 0 0 L 21600 0 21600 21600 0 21600 0 0 Z N"/></draw:custom-shape><draw:custom-shape text:anchor-type="paragraph" draw:z-index="24" draw:name="Form1" draw:style-name="gr1" svg:width="6.501cm" svg:height="3.001cm" svg:x="4.634cm" svg:y="8.754cm"><text:p text:style-name="P1">Frage 2</text:p><text:p text:style-name="P1">Wi<text:span text:style-name="T1">e</text:span> hoch über dem Meeresspiegel</text:p><text:p text:style-name="P1">liegt Furtwangen? </text:p><text:p text:style-name="P1">- 100 m ü NN., 500m ü NN.,</text:p><text:p text:style-name="P4"><text:span text:style-name="T2">900m ü NN., 1400m ü NN.</text:span></text:p><draw:enhanced-geometry svg:viewBox="0 0 21600 21600" draw:type="rectangle" draw:enhanced-path="M 0 0 L 21600 0 21600 21600 0 21600 0 0 Z N"/></draw:custom-shape><draw:custom-shape text:anchor-type="paragraph" draw:z-index="25" draw:name="Form1" draw:style-name="gr1" svg:width="6.501cm" svg:height="3.001cm" svg:x="4.604cm" svg:y="13.033cm"><text:p text:style-name="P2">Frage 3</text:p><text:p text:style-name="P2">Aus welcher Schule entstand die </text:p><text:p text:style-name="P2">heutige HFU?</text:p><text:p text:style-name="P5"><text:span text:style-name="T3">- Uhrenmacherschule, Friseur-schule, Modeschule, Optikerschule</text:span></text:p><draw:enhanced-geometry svg:viewBox="0 0 21600 21600" draw:type="rectangle" draw:enhanced-path="M 0 0 L 21600 0 21600 21600 0 21600 0 0 Z N"/></draw:custom-shape><draw:custom-shape text:anchor-type="paragraph" draw:z-index="26" draw:name="Form1" draw:style-name="gr1" svg:width="6.501cm" svg:height="3.001cm" svg:x="4.695cm" svg:y="21.74cm"><text:p text:style-name="P6"><text:span text:style-name="T4">Herzlichen Glückwunsch! Du hast gewonnen! Hier kannst du das Quiz noch einmal starten → </text:span></text:p><draw:enhanced-geometry svg:viewBox="0 0 21600 21600" draw:type="rectangle" draw:enhanced-path="M 0 0 L 21600 0 21600 21600 0 21600 0 0 Z N"/></draw:custom-shape><draw:custom-shape text:anchor-type="paragraph" draw:z-index="0" draw:name="Form1" draw:style-name="gr1" svg:width="6.501cm" svg:height="3.001cm" svg:x="4.665cm" svg:y="17.122cm"><text:p text:style-name="P2">Frage 4</text:p><text:p text:style-name="P3">Wie viele Fakultäten hat die HFU?</text:p><text:p text:style-name="P7"><text:span text:style-name="T5">- Drei, Fünf, Sieben, Neun</text:span></text:p><draw:enhanced-geometry svg:viewBox="0 0 21600 21600" draw:type="rectangle" draw:enhanced-path="M 0 0 L 21600 0 21600 21600 0 21600 0 0 Z N"/></draw:custom-shape><draw:custom-shape text:anchor-type="paragraph" draw:z-index="2" draw:name="Form1" draw:style-name="gr1" svg:width="6.501cm" svg:height="3.001cm" svg:x="12.499cm" svg:y="0.141cm"><text:p text:style-name="P1">Leider verloren.</text:p><text:p text:style-name="P1">Starte das Spiel neu und versuchs</text:p><text:p text:style-name="P4"><text:span text:style-name="T2">nochmal!</text:span></text:p><draw:enhanced-geometry svg:viewBox="0 0 21600 21600" draw:type="rectangle" draw:enhanced-path="M 0 0 L 21600 0 21600 21600 0 21600 0 0 Z N"/></draw:custom-shape><draw:line text:anchor-type="paragraph" draw:z-index="3" draw:name="Form2" draw:style-name="gr2" draw:text-style-name="P8" svg:x1="11.501cm" svg:y1="5.812cm" svg:x2="15.253cm" svg:y2="5.812cm"><text:p/></draw:line><draw:line text:anchor-type="paragraph" draw:z-index="4" draw:name="Form3" draw:style-name="gr2" draw:text-style-name="P8" svg:x1="15.212cm" svg:y1="3.14cm" svg:x2="15.253cm" svg:y2="5.812cm"><text:p/></draw:line><draw:line text:anchor-type="paragraph" draw:z-index="5" draw:name="Form4" draw:style-name="gr2" draw:text-style-name="P8" svg:x1="11.684cm" svg:y1="10.426cm" svg:x2="16.607cm" svg:y2="10.426cm"><text:p/></draw:line><draw:line text:anchor-type="paragraph" draw:z-index="6" draw:name="Form5" draw:style-name="gr2" draw:text-style-name="P8" svg:x1="16.588cm" svg:y1="3.14cm" svg:x2="16.637cm" svg:y2="10.427cm"><text:p/></draw:line><draw:line text:anchor-type="paragraph" draw:z-index="7" draw:name="Form6" draw:style-name="gr2" draw:text-style-name="P8" svg:x1="11.561cm" svg:y1="14.642cm" svg:x2="17.468cm" svg:y2="14.642cm"><text:p/></draw:line><draw:line text:anchor-type="paragraph" draw:z-index="8" draw:name="Form7" draw:style-name="gr2" draw:text-style-name="P8" svg:x1="17.468cm" svg:y1="4.457cm" svg:x2="17.468cm" svg:y2="14.642cm"><text:p/></draw:line><draw:line text:anchor-type="paragraph" draw:z-index="9" draw:name="Form8" draw:style-name="gr2" draw:text-style-name="P8" svg:x1="11.622cm" svg:y1="18.858cm" svg:x2="18.207cm" svg:y2="18.858cm"><text:p/></draw:line><draw:line text:anchor-type="paragraph" draw:z-index="10" draw:name="Form9" draw:style-name="gr2" draw:text-style-name="P8" svg:x1="18.281cm" svg:y1="3.141cm" svg:x2="18.281cm" svg:y2="18.857cm"><text:p/></draw:line><draw:line text:anchor-type="paragraph" draw:z-index="11" draw:name="Form10" draw:style-name="gr2" draw:text-style-name="P8" svg:x1="3.923cm" svg:y1="23.71cm" svg:x2="-0.663cm" svg:y2="23.71cm"><text:p/></draw:line><draw:line text:anchor-type="paragraph" draw:z-index="12" draw:name="Form11" draw:style-name="gr2" draw:text-style-name="P8" svg:x1="-0.345cm" svg:y1="1.662cm" svg:x2="-0.423cm" svg:y2="23.711cm"><text:p/></draw:line><draw:line text:anchor-type="paragraph" draw:z-index="13" draw:name="Form12" draw:style-name="gr2" draw:text-style-name="P8" svg:x1="-0.064cm" svg:y1="1.838cm" svg:x2="4.24cm" svg:y2="1.838cm"><text:p/></draw:line><draw:line text:anchor-type="paragraph" draw:z-index="14" draw:name="Form13" draw:style-name="gr2" draw:text-style-name="P8" svg:x1="7.839cm" svg:y1="3.425cm" svg:x2="7.839cm" svg:y2="4.131cm"><text:p/></draw:line><draw:line text:anchor-type="paragraph" draw:z-index="15" draw:name="Form14" draw:style-name="gr2" draw:text-style-name="P8" svg:x1="7.627cm" svg:y1="7.624cm" svg:x2="7.627cm" svg:y2="8.755cm"><text:p/></draw:line><draw:line text:anchor-type="paragraph" draw:z-index="16" draw:name="Form15" draw:style-name="gr2" draw:text-style-name="P8" svg:x1="7.698cm" svg:y1="12.033cm" svg:x2="7.698cm" svg:y2="13.033cm"><text:p/></draw:line><draw:line text:anchor-type="paragraph" draw:z-index="17" draw:name="Form16" draw:style-name="gr2" draw:text-style-name="P8" svg:x1="7.486cm" svg:y1="16.231cm" svg:x2="7.486cm" svg:y2="17.36cm"><text:p/></draw:line><draw:line text:anchor-type="paragraph" draw:z-index="18" draw:name="Form17" draw:style-name="gr2" draw:text-style-name="P8" svg:x1="7.662cm" svg:y1="20.122cm" svg:x2="7.662cm" svg:y2="21.739cm"><text:p/></draw:line><draw:custom-shape text:anchor-type="paragraph" draw:z-index="19" draw:name="Form18" draw:style-name="gr3" svg:width="2.647cm" svg:height="0.636cm" svg:x="8.015cm" svg:y="12.174cm"><text:p text:style-name="P6"><text:span text:style-name="T6">900m ü NN</text:span></text:p><draw:enhanced-geometry svg:viewBox="0 0 21600 21600" draw:type="rectangle" draw:enhanced-path="M 0 0 L 21600 0 21600 21600 0 21600 0 0 Z N"/></draw:custom-shape><draw:custom-shape text:anchor-type="paragraph" draw:z-index="21" draw:name="Form18" draw:style-name="gr3" svg:width="2.647cm" svg:height="0.636cm" svg:x="8.05cm" svg:y="16.231cm"><text:p text:style-name="P6"><text:span text:style-name="T6">Uhrenm.</text:span></text:p><draw:enhanced-geometry svg:viewBox="0 0 21600 21600" draw:type="rectangle" draw:enhanced-path="M 0 0 L 21600 0 21600 21600 0 21600 0 0 Z N"/></draw:custom-shape><draw:custom-shape text:anchor-type="paragraph" draw:z-index="23" draw:name="Form18" draw:style-name="gr3" svg:width="2.647cm" svg:height="0.636cm" svg:x="8.086cm" svg:y="20.712cm"><text:p text:style-name="P6"><text:span text:style-name="T6">9</text:span></text:p><draw:enhanced-geometry svg:viewBox="0 0 21600 21600" draw:type="rectangle" draw:enhanced-path="M 0 0 L 21600 0 21600 21600 0 21600 0 0 Z N"/></draw:custom-shape><draw:custom-shape text:anchor-type="paragraph" draw:z-index="22" draw:name="Form18" draw:style-name="gr4" svg:width="2.647cm" svg:height="0.636cm" svg:x="8.086cm" svg:y="7.694cm"><text:p>Bahnhof</text:p><draw:enhanced-geometry svg:viewBox="0 0 21600 21600" draw:type="rectangle" draw:enhanced-path="M 0 0 L 21600 0 21600 21600 0 21600 0 0 Z N"/></draw:custom-shape><draw:line text:anchor-type="paragraph" draw:z-index="27" draw:name="Form7" draw:style-name="gr2" draw:text-style-name="P8" svg:x1="17.399cm" svg:y1="3.14cm" svg:x2="17.47cm" svg:y2="13.505cm"><text:p/></draw:line><draw:line text:anchor-type="paragraph" draw:z-index="28" draw:name="Form19" draw:style-name="gr5" draw:text-style-name="P8" svg:x1="11.07cm" svg:y1="1.626cm" svg:x2="12.319cm" svg:y2="1.62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2:10:20.745000000</meta:creation-date>
    <dc:date>2019-11-10T11:15:04.911000000</dc:date>
    <meta:editing-duration>PT2H27M1S</meta:editing-duration>
    <meta:editing-cycles>5</meta:editing-cycles>
    <meta:generator>LibreOffice/6.1.2.1$Windows_X86_64 LibreOffice_project/65905a128db06ba48db947242809d14d3f9a93fe</meta:generator>
    <meta:print-date>2019-11-10T10:15:10.894000000</meta:print-date>
    <meta:document-statistic meta:table-count="0" meta:image-count="0" meta:object-count="0" meta:page-count="1" meta:paragraph-count="26" meta:word-count="108" meta:character-count="626" meta:non-whitespace-character-count="541"/>
  </office:meta>
</office:document-meta>
</file>